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C0000034F724893A3ABF0E94E.png" manifest:media-type="image/png"/>
  <manifest:file-entry manifest:full-path="Pictures/1000000000000272000002B0D1BAD16F072A83B7.png" manifest:media-type="image/png"/>
  <manifest:file-entry manifest:full-path="Pictures/1000000000000244000002107E08B94178750E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603" officeooo:paragraph-rsid="0013e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nque estrella-triangulo</text:p>
      <text:p text:style-name="P1"><draw:frame draw:style-name="fr2" draw:name="Image1" text:anchor-type="char" svg:x="0.4252in" svg:y="0.2402in" svg:width="6.0417in" svg:height="5.5in" draw:z-index="0"><draw:image xlink:href="Pictures/1000000000000244000002107E08B94178750E95.png" xlink:type="simple" xlink:show="embed" xlink:actuate="onLoad" draw:mime-type="image/png"/></draw:frame></text:p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x="0.7402in" svg:y="0.1217in" svg:width="5.2209in" svg:height="5.7382in" draw:z-index="1"><draw:image xlink:href="Pictures/1000000000000272000002B0D1BAD16F072A83B7.png" xlink:type="simple" xlink:show="embed" xlink:actuate="onLoad" draw:mime-type="image/png"/></draw:frame><text:line-break/></text:p>
      <text:p text:style-name="P1"><draw:frame draw:style-name="fr1" draw:name="Image3" text:anchor-type="char" svg:x="0.2681in" svg:y="6.0264in" svg:width="6.6929in" svg:height="4.3339in" draw:z-index="2"><draw:image xlink:href="Pictures/100002010000051C0000034F724893A3ABF0E94E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7:56:20.308188269</meta:creation-date>
    <dc:date>2021-11-04T18:24:52.663235349</dc:date>
    <meta:editing-duration>PT17M59S</meta:editing-duration>
    <meta:editing-cycles>3</meta:editing-cycles>
    <meta:generator>LibreOffice/7.1.6.2$Linux_X86_64 LibreOffice_project/10$Build-2</meta:generator>
    <meta:document-statistic meta:table-count="0" meta:image-count="3" meta:object-count="0" meta:page-count="3" meta:paragraph-count="3" meta:word-count="2" meta:character-count="30" meta:non-whitespace-character-count="26"/>
  </office:meta>
</office:document-meta>
</file>